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bold" officeooo:rsid="00117d83" officeooo:paragraph-rsid="0016f050" style:text-blinking="false" fo:background-color="transparent" style:font-weight-asian="bold" style:font-weight-complex="bold"/>
    </style:style>
    <style:style style:name="P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bold" officeooo:rsid="0016f050" officeooo:paragraph-rsid="0016f050" style:text-blinking="false" fo:background-color="transparent" style:font-weight-asian="bold" style:font-weight-complex="bold"/>
    </style:style>
    <style:style style:name="P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bold" officeooo:rsid="0018e020" officeooo:paragraph-rsid="0018e020" style:text-blinking="false" fo:background-color="transparent" style:font-weight-asian="bold" style:font-weight-complex="bold"/>
    </style:style>
    <style:style style:name="P4" style:family="paragraph" style:parent-style-name="Standard">
      <style:text-properties fo:font-variant="normal" fo:text-transform="none" fo:color="#000000" style:text-line-through-style="none" style:text-line-through-type="none" style:font-name="Arial" fo:font-size="10.5pt" fo:font-style="normal" style:text-underline-style="none" fo:font-weight="normal" officeooo:rsid="0018e020" officeooo:paragraph-rsid="00117d83" style:text-blinking="false" fo:background-color="transparent" style:font-weight-asian="normal" style:font-weight-complex="normal"/>
    </style:style>
    <style:style style:name="P5" style:family="paragraph" style:parent-style-name="Standard">
      <style:text-properties fo:font-variant="normal" fo:text-transform="none" fo:color="#000000" style:text-line-through-style="none" style:text-line-through-type="none" style:font-name="Arial" fo:font-size="10.5pt" fo:font-style="normal" style:text-underline-style="none" fo:font-weight="normal" officeooo:rsid="0018e020" officeooo:paragraph-rsid="001351cc" style:text-blinking="false" fo:background-color="transparent" style:font-weight-asian="normal" style:font-weight-complex="normal"/>
    </style:style>
    <style:style style:name="P6" style:family="paragraph" style:parent-style-name="Standard">
      <style:text-properties fo:font-variant="normal" fo:text-transform="none" fo:color="#000000" style:text-line-through-style="none" style:text-line-through-type="none" style:font-name="Arial" fo:font-size="10.5pt" fo:font-style="normal" style:text-underline-style="none" fo:font-weight="normal" officeooo:rsid="0018e020" officeooo:paragraph-rsid="001541dc" style:text-blinking="false" fo:background-color="transparent" style:font-weight-asian="normal" style:font-weight-complex="normal"/>
    </style:style>
    <style:style style:name="P7" style:family="paragraph" style:parent-style-name="Standard">
      <style:text-properties fo:font-variant="normal" fo:text-transform="none" fo:color="#000000" style:text-line-through-style="none" style:text-line-through-type="none" style:font-name="Arial" fo:font-size="10.5pt" fo:font-style="normal" style:text-underline-style="none" fo:font-weight="normal" officeooo:rsid="0018e020" officeooo:paragraph-rsid="00115d04" style:text-blinking="false" fo:background-color="transparent" style:font-weight-asian="normal" style:font-weight-complex="normal"/>
    </style:style>
    <style:style style:name="P8" style:family="paragraph" style:parent-style-name="Standard">
      <style:text-properties fo:font-variant="normal" fo:text-transform="none" fo:color="#000000" style:text-line-through-style="none" style:text-line-through-type="none" style:font-name="Arial" fo:font-size="10.5pt" fo:font-style="normal" style:text-underline-style="none" fo:font-weight="normal" officeooo:rsid="0018e020" officeooo:paragraph-rsid="001ca31a" style:text-blinking="false" fo:background-color="transparent" style:font-weight-asian="normal" style:font-weight-complex="normal"/>
    </style:style>
    <style:style style:name="P9" style:family="paragraph" style:parent-style-name="Standard">
      <style:text-properties fo:font-variant="normal" fo:text-transform="none" fo:color="#000000" style:text-line-through-style="none" style:text-line-through-type="none" style:font-name="Arial" fo:font-size="10.5pt" fo:font-style="normal" style:text-underline-style="none" fo:font-weight="normal" officeooo:rsid="001e1836" officeooo:paragraph-rsid="001e1836" style:text-blinking="false" fo:background-color="transparent" style:font-weight-asian="normal" style:font-weight-complex="normal"/>
    </style:style>
    <style:style style:name="P10" style:family="paragraph" style:parent-style-name="Standard">
      <style:text-properties fo:font-variant="normal" fo:text-transform="none" fo:color="#000000" style:text-line-through-style="none" style:text-line-through-type="none" style:font-name="Arial" fo:font-size="10.5pt" fo:font-style="normal" style:text-underline-style="none" fo:font-weight="normal" officeooo:rsid="001eaeba" officeooo:paragraph-rsid="001eaeba" style:text-blinking="false" fo:background-color="transparent" style:font-weight-asian="normal" style:font-weight-complex="normal"/>
    </style:style>
    <style:style style:name="P11" style:family="paragraph" style:parent-style-name="Standard">
      <style:text-properties fo:font-variant="normal" fo:text-transform="none" fo:color="#000000" style:text-line-through-style="none" style:text-line-through-type="none" style:font-name="Arial" fo:font-size="10.5pt" fo:font-style="normal" style:text-underline-style="none" fo:font-weight="normal" officeooo:rsid="001eaeba" officeooo:paragraph-rsid="001f5489" style:text-blinking="false" fo:background-color="transparent" style:font-weight-asian="normal" style:font-weight-complex="normal"/>
    </style:style>
    <style:style style:name="P12" style:family="paragraph" style:parent-style-name="Standard">
      <style:text-properties fo:font-variant="normal" fo:text-transform="none" fo:color="#000000" style:text-line-through-style="none" style:text-line-through-type="none" style:font-name="Arial" fo:font-size="10.5pt" fo:font-style="normal" style:text-underline-style="none" fo:font-weight="normal" officeooo:rsid="001f5489" officeooo:paragraph-rsid="001f5489" style:text-blinking="false" fo:background-color="transparent" style:font-weight-asian="normal" style:font-weight-complex="normal"/>
    </style:style>
    <style:style style:name="P1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officeooo:rsid="00117d83" officeooo:paragraph-rsid="0016f050" style:text-blinking="false" fo:background-color="transparent" style:font-weight-asian="normal" style:font-weight-complex="normal"/>
    </style:style>
    <style:style style:name="P1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officeooo:rsid="0016f050" officeooo:paragraph-rsid="0016f050" style:text-blinking="false" fo:background-color="transparent" style:font-weight-asian="normal" style:font-weight-complex="normal"/>
    </style:style>
    <style:style style:name="P1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officeooo:rsid="0018e020" officeooo:paragraph-rsid="0018e020" style:text-blinking="false" fo:background-color="transparent"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8e020" style:font-weight-asian="normal" style:font-weight-complex="normal"/>
    </style:style>
    <style:style style:name="T3" style:family="text">
      <style:text-properties fo:font-weight="normal" officeooo:rsid="001a17c0" style:font-weight-asian="normal" style:font-weight-complex="normal"/>
    </style:style>
    <style:style style:name="T4" style:family="text">
      <style:text-properties fo:font-weight="normal" officeooo:rsid="001e0fb5" style:font-weight-asian="normal" style:font-weight-complex="normal"/>
    </style:style>
    <style:style style:name="T5" style:family="text">
      <style:text-properties officeooo:rsid="001e0fb5"/>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officeooo:rsid="0020f83b"/>
    </style:style>
    <style:style style:name="T9" style:family="text">
      <style:text-properties officeooo:rsid="00215b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blar un poco de Javascript, de los principales frameworks que facilitan el trabajo</text:p>
      <text:p text:style-name="P13"/>
      <text:p text:style-name="P2"><text:span text:style-name="T1">El uso de Javascript está muy extendido en la programación web y hoy en día existen multitud de </text:span><text:span text:style-name="T2">librerías o </text:span><text:span text:style-name="T1">frameworks específicos, tanto para la parte </text:span><text:span text:style-name="T3">F</text:span><text:span text:style-name="T1">ront-end (véase j</text:span><text:span text:style-name="T3">Q</text:span><text:span text:style-name="T1">uery, </text:span><text:span text:style-name="T3">A</text:span><text:span text:style-name="T1">ngular</text:span><text:span text:style-name="T3">JS</text:span><text:span text:style-name="T1">, …) como en la parte </text:span><text:span text:style-name="T3">B</text:span><text:span text:style-name="T1">ack-end (véase </text:span><text:span text:style-name="T3">N</text:span><text:span text:style-name="T1">ode</text:span><text:span text:style-name="T3">JS</text:span><text:span text:style-name="T1">).</text:span></text:p>
      <text:p text:style-name="P14"/>
      <text:p text:style-name="P3"><text:span text:style-name="T1">Para e</text:span><text:span text:style-name="T4">ste</text:span><text:span text:style-name="T1"> desarrollo se ha optado por la utilización de jQuery en detrimento de frameworks más actuales y de creciente utilización como AngularJS.</text:span></text:p>
      <text:p text:style-name="P15"/>
      <text:p text:style-name="P3"><text:span text:style-name="T1">La razón principal es debida al poco peso en la utilización de Javascript, limitándose a crear pequeños comportamientos interactivos con algunos elementos del DOM. La utilización de AngularJS sería idónea </text:span><text:span text:style-name="T3">para webs más complejas, con gran uso de Javascript y un conocimiento más profundo de éste. </text:span><text:span text:style-name="T4">Además, el uso de AngularJS suele ir acompañado de al utilización de Node.js para la parte Back-end y en este desarrollo esa parte se desarrolla exclusivamente con Spring Boot.</text:span></text:p>
      <text:p text:style-name="P14"/>
      <text:p text:style-name="P13"/>
      <text:p text:style-name="P1">Mencionar el trio: HTML, CSS, Javascript (sus roles…)</text:p>
      <text:p text:style-name="P1"/>
      <text:p text:style-name="P4">HTML5</text:p>
      <text:p text:style-name="P4"/>
      <text:p text:style-name="P5">Es el lenguaje de marcadores (markup language) utilizado para desarrollos web por su versatilidad y cada vez más adoptado para la creación de apps no nativas, es decir, aplicaciones multiplataforma.</text:p>
      <text:p text:style-name="P5"/>
      <text:p text:style-name="P6">Para la maquetación de nuestra web utilizaremos la semántica propia de HTML5, es decir, evitaremos el abuso <text:span text:style-name="T5">excesivo</text:span> de elementos &lt;div&gt; en favor de elementos que describan claramente su propósito y significado, tales como <text:span text:style-name="T5">&lt;section&gt; </text:span>&lt;table&gt; &lt;form&gt; o &lt;img&gt;.</text:p>
      <text:p text:style-name="P4"/>
      <text:p text:style-name="P7">CSS</text:p>
      <text:p text:style-name="P7"/>
      <text:p text:style-name="P7">Los estilos deben ir antes del documento.</text:p>
      <text:p text:style-name="P7">La opción de utilizar un único archivo css agiliza la carga en el navegador, pero su mantenimiento se hace más complicado.</text:p>
      <text:p text:style-name="P7">Ya que boostrap utiliza sus propios archivos css, es recomendable utilizar archivos css separados para estilos de creación propia. Esto nos evitará el engorroso trabajo de tener que mantener archivos creados por Bootstrap y tener nuestro código más limpio.</text:p>
      <text:p text:style-name="P7"/>
      <text:p text:style-name="P9">El archivo css aportado por Bootstrap es <text:span text:style-name="T6">bootstrap.min.css</text:span>. De ser necesario algún estilo más específico, se creará el archivo <text:span text:style-name="T6">styles.css</text:span>, totalmente independiente del primero.</text:p>
      <text:p text:style-name="P7"/>
      <text:p text:style-name="P7"/>
      <text:p text:style-name="P7">JAVASCRIPT</text:p>
      <text:p text:style-name="P7"/>
      <text:p text:style-name="P8">Existen tres formas de incluir el código javascript en documentos HTML:</text:p>
      <text:p text:style-name="P8"/>
      <text:p text:style-name="P8">- Incluirlo <text:span text:style-name="T5">directamente </text:span>en el mismo documento utilizando la etiqueta &lt;script&gt;.</text:p>
      <text:p text:style-name="P8">- Incluirlo en elementos específicos del HTML.</text:p>
      <text:p text:style-name="P8">- Definir un archivo externo e incluir una referencia al mismo en el documento HTML.</text:p>
      <text:p text:style-name="P8"/>
      <text:p text:style-name="P8">Como norma general, y siguiendo el manual de buenas prácticas, optaremos por la tercera opción. Una vez más, facilita el mantenimiento del código y la <text:span text:style-name="T5">claridad</text:span> del mismo. </text:p>
      <text:p text:style-name="P8"/>
      <text:p text:style-name="P8">Las referencias a los archivos javascript que se vayan a utilizar deberían ir al final de documento. De esta forma, la carga del contenido es más rápida.</text:p>
      <text:p text:style-name="P8"><text:soft-page-break/></text:p>
      <text:p text:style-name="P9">Los archivos javascript aportados por Bootstrap son <text:span text:style-name="T6">bootstrap.min.js</text:span> y <text:span text:style-name="T6">jquery.min.js</text:span>. De ser necesarias más funcionalidades javascript, se creará un archivo scripts.js, totalmente independiente del primero.</text:p>
      <text:p text:style-name="P9"/>
      <text:p text:style-name="P10">BOOSTRAP</text:p>
      <text:p text:style-name="P10"/>
      <text:p text:style-name="P11">Boostrap es un framework desarrollado y liberado por Twitter. Está orientado a facilitar el diseño web. </text:p>
      <text:p text:style-name="P11"/>
      <text:p text:style-name="P11">Entre sus <text:span text:style-name="T7">puntos fuertes</text:span> podemos mencionar:</text:p>
      <text:p text:style-name="P10"/>
      <text:p text:style-name="P10">- Es que es de fácil uso. La curva de aprendizaje no es muy pronunciada siempre y cuando ya se tenga una base en maquetación web.</text:p>
      <text:p text:style-name="P10">- Los diseños son adaptables (responsive), pudiendo adaptar la aplicación a cualquier dispositivo.</text:p>
      <text:p text:style-name="P10">- Es Open Source, con lo que su uso es gratuito y sin restricciones.</text:p>
      <text:p text:style-name="P10">- <text:span text:style-name="T9">E</text:span>xiste una gran comunidad de desarrolladores, <text:span text:style-name="T9">ya que tiene detrás una compañía como Twitter, que fue su creadora, </text:span>con lo que es relativamente fácil encontrar widgets de lo más útiles y variados.</text:p>
      <text:p text:style-name="P10">- Permite el uso de Less, en caso de querer enriquecer aún más los estilos web.</text:p>
      <text:p text:style-name="P10"/>
      <text:p text:style-name="P12">Uno de sus <text:span text:style-name="T7">puntos débiles</text:span> sería:</text:p>
      <text:p text:style-name="P12"/>
      <text:p text:style-name="P12">- El gran tamaño de los archivos mínimos que hay que aportar para empezar a trabajar con él. Aunque Bootstrap permite descargar sólo los componentes que se vayan a utilizar, minimizando un poco el <text:span text:style-name="T8">dañ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0:23:41.583868384</meta:creation-date>
    <dc:date>2016-12-09T09:09:27.198003095</dc:date>
    <meta:editing-duration>PT4H8M11S</meta:editing-duration>
    <meta:editing-cycles>10</meta:editing-cycles>
    <meta:generator>LibreOffice/5.1.4.2$Linux_X86_64 LibreOffice_project/10m0$Build-2</meta:generator>
    <meta:document-statistic meta:table-count="0" meta:image-count="0" meta:object-count="0" meta:page-count="2" meta:paragraph-count="31" meta:word-count="610" meta:character-count="3823" meta:non-whitespace-character-count="3242"/>
  </office:meta>
</office:document-meta>
</file>